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peripher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ho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RMS</text:p>
          </table:table-cell>
        </table:table-row>
        <table:table-row table:style-name="ro1">
          <table:table-cell office:value-type="string" calcext:value-type="string">
            <text:p>R=0.2</text:p>
          </table:table-cell>
          <table:table-cell office:value-type="float" office:value="30.4" calcext:value-type="float">
            <text:p>30.4</text:p>
          </table:table-cell>
          <table:table-cell office:value-type="float" office:value="3.325" calcext:value-type="float">
            <text:p>3.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=0.3</text:p>
          </table:table-cell>
          <table:table-cell office:value-type="float" office:value="31.15" calcext:value-type="float">
            <text:p>31.15</text:p>
          </table:table-cell>
          <table:table-cell office:value-type="float" office:value="3.318" calcext:value-type="float">
            <text:p>3.31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=0.4</text:p>
          </table:table-cell>
          <table:table-cell office:value-type="float" office:value="31.27" calcext:value-type="float">
            <text:p>31.27</text:p>
          </table:table-cell>
          <table:table-cell office:value-type="float" office:value="3.327" calcext:value-type="float">
            <text:p>3.32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SUM([.B3:.B6])/3" office:value-type="float" office:value="30.94" calcext:value-type="float">
            <text:p>30.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6:35:46.512217848</meta:creation-date>
    <dc:date>2018-06-04T16:47:41.952840777</dc:date>
    <meta:editing-duration>PT1M45S</meta:editing-duration>
    <meta:editing-cycles>1</meta:editing-cycles>
    <meta:document-statistic meta:table-count="1" meta:cell-count="21" meta:object-count="0"/>
    <meta:generator>LibreOffice/5.3.5.2$Linux_X86_64 LibreOffice_project/30m0$Build-2</meta:generator>
  </office:meta>
</office:document-meta>
</file>